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6.082cm"/>
    </style:style>
    <style:style style:name="co3" style:family="table-column">
      <style:table-column-properties fo:break-before="auto" style:column-width="13.242cm"/>
    </style:style>
    <style:style style:name="co4" style:family="table-column">
      <style:table-column-properties fo:break-before="auto" style:column-width="4.554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9.689cm"/>
    </style:style>
    <style:style style:name="co7" style:family="table-column">
      <style:table-column-properties fo:break-before="auto" style:column-width="4.75cm"/>
    </style:style>
    <style:style style:name="co8" style:family="table-column">
      <style:table-column-properties fo:break-before="auto" style:column-width="1.281cm"/>
    </style:style>
    <style:style style:name="co9" style:family="table-column">
      <style:table-column-properties fo:break-before="auto" style:column-width="1.78cm"/>
    </style:style>
    <style:style style:name="co10" style:family="table-column">
      <style:table-column-properties fo:break-before="auto" style:column-width="1.503cm"/>
    </style:style>
    <style:style style:name="co11" style:family="table-column">
      <style:table-column-properties fo:break-before="auto" style:column-width="1.392cm"/>
    </style:style>
    <style:style style:name="co12" style:family="table-column">
      <style:table-column-properties fo:break-before="auto" style:column-width="1.863cm"/>
    </style:style>
    <style:style style:name="co13" style:family="table-column">
      <style:table-column-properties fo:break-before="auto" style:column-width="2.141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>
            <text:p>couverture</text:p>
          </table:table-cell>
          <table:table-cell office:value-type="string">
            <text:p>titre</text:p>
          </table:table-cell>
          <table:table-cell office:value-type="string">
            <text:p>complement</text:p>
          </table:table-cell>
          <table:table-cell office:value-type="string">
            <text:p>domaine</text:p>
          </table:table-cell>
          <table:table-cell office:value-type="string">
            <text:p>langue</text:p>
          </table:table-cell>
          <table:table-cell office:value-type="string">
            <text:p>auteur</text:p>
          </table:table-cell>
          <table:table-cell office:value-type="string">
            <text:p>editeur</text:p>
          </table:table-cell>
          <table:table-cell office:value-type="string">
            <text:p>annee</text:p>
          </table:table-cell>
          <table:table-cell office:value-type="string">
            <text:p>support</text:p>
          </table:table-cell>
          <table:table-cell office:value-type="string">
            <text:p>hauteur</text:p>
          </table:table-cell>
          <table:table-cell office:value-type="string">
            <text:p>largeur</text:p>
          </table:table-cell>
          <table:table-cell office:value-type="string">
            <text:p>epaisseur</text:p>
          </table:table-cell>
          <table:table-cell office:value-type="string">
            <text:p>prix</text:p>
          </table:table-cell>
        </table:table-row>
        <table:table-row table:style-name="ro1">
          <table:table-cell office:value-type="string">
            <text:p>book_001</text:p>
          </table:table-cell>
          <table:table-cell office:value-type="string">
            <text:p>Java 1.4 et 5.0</text:p>
          </table:table-cell>
          <table:table-cell office:value-type="string">
            <text:p>les Cahiers du Programmeur</text:p>
          </table:table-cell>
          <table:table-cell office:value-type="string">
            <text:p>programmation Java</text:p>
          </table:table-cell>
          <table:table-cell office:value-type="string">
            <text:p>Français</text:p>
          </table:table-cell>
          <table:table-cell office:value-type="string">
            <text:p>Emmanuel Puybaret</text:p>
          </table:table-cell>
          <table:table-cell office:value-type="string">
            <text:p>Eyrolles</text:p>
          </table:table-cell>
          <table:table-cell office:value-type="float" office:value="2008">
            <text:p>2008</text:p>
          </table:table-cell>
          <table:table-cell office:value-type="string">
            <text:p>CD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2.1">
            <text:p>2,1</text:p>
          </table:table-cell>
          <table:table-cell office:value-type="string">
            <text:p>29,00 €</text:p>
          </table:table-cell>
        </table:table-row>
        <table:table-row table:style-name="ro1">
          <table:table-cell office:value-type="string">
            <text:p>book_002</text:p>
          </table:table-cell>
          <table:table-cell office:value-type="string">
            <text:p>Javascript</text:p>
          </table:table-cell>
          <table:table-cell office:value-type="string">
            <text:p>Le guide du programmeur</text:p>
          </table:table-cell>
          <table:table-cell office:value-type="string">
            <text:p>programmation web</text:p>
          </table:table-cell>
          <table:table-cell office:value-type="string">
            <text:p>Français</text:p>
          </table:table-cell>
          <table:table-cell office:value-type="string">
            <text:p>Nigel McFarlane</text:p>
          </table:table-cell>
          <table:table-cell office:value-type="string">
            <text:p>Eyrolles</text:p>
          </table:table-cell>
          <table:table-cell office:value-type="float" office:value="1999">
            <text:p>1999</text:p>
          </table:table-cell>
          <table:table-cell/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2.5">
            <text:p>2,5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book_003</text:p>
          </table:table-cell>
          <table:table-cell office:value-type="string">
            <text:p>Flash MX</text:p>
          </table:table-cell>
          <table:table-cell office:value-type="string">
            <text:p>Un maître de la programmation ActionScript dévoile enfin ses meilleures recettes</text:p>
          </table:table-cell>
          <table:table-cell office:value-type="string">
            <text:p>programmation web</text:p>
          </table:table-cell>
          <table:table-cell office:value-type="string">
            <text:p>Français</text:p>
          </table:table-cell>
          <table:table-cell office:value-type="string">
            <text:p>Robert Penner</text:p>
          </table:table-cell>
          <table:table-cell office:value-type="string">
            <text:p>First Interactive</text:p>
          </table:table-cell>
          <table:table-cell office:value-type="float" office:value="2002">
            <text:p>2002</text:p>
          </table:table-cell>
          <table:table-cell/>
          <table:table-cell office:value-type="float" office:value="25.5">
            <text:p>25,5</text:p>
          </table:table-cell>
          <table:table-cell office:value-type="float" office:value="17.5">
            <text:p>17,5</text:p>
          </table:table-cell>
          <table:table-cell office:value-type="float" office:value="2.5">
            <text:p>2,5</text:p>
          </table:table-cell>
          <table:table-cell office:value-type="string">
            <text:p>34,90 €</text:p>
          </table:table-cell>
        </table:table-row>
        <table:table-row table:style-name="ro1">
          <table:table-cell office:value-type="string">
            <text:p>book_004</text:p>
          </table:table-cell>
          <table:table-cell office:value-type="string">
            <text:p>Administration des Réseaux</text:p>
          </table:table-cell>
          <table:table-cell/>
          <table:table-cell office:value-type="string">
            <text:p>systèmes et réseaux</text:p>
          </table:table-cell>
          <table:table-cell office:value-type="string">
            <text:p>Français</text:p>
          </table:table-cell>
          <table:table-cell office:value-type="string">
            <text:p>Frédéric Jacquenod</text:p>
          </table:table-cell>
          <table:table-cell office:value-type="string">
            <text:p>Campus Press</text:p>
          </table:table-cell>
          <table:table-cell office:value-type="float" office:value="2002">
            <text:p>2002</text:p>
          </table:table-cell>
          <table:table-cell/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38,00 €</text:p>
          </table:table-cell>
        </table:table-row>
        <table:table-row table:style-name="ro1">
          <table:table-cell office:value-type="string">
            <text:p>book_005</text:p>
          </table:table-cell>
          <table:table-cell office:value-type="string">
            <text:p>Debian GNU/Linux</text:p>
          </table:table-cell>
          <table:table-cell office:value-type="string">
            <text:p>Cahiers de l'Admin</text:p>
          </table:table-cell>
          <table:table-cell office:value-type="string">
            <text:p>systèmes et réseaux</text:p>
          </table:table-cell>
          <table:table-cell office:value-type="string">
            <text:p>Français</text:p>
          </table:table-cell>
          <table:table-cell office:value-type="string">
            <text:p>Raphaël Hertzog</text:p>
          </table:table-cell>
          <table:table-cell office:value-type="string">
            <text:p>Eyrolles</text:p>
          </table:table-cell>
          <table:table-cell office:value-type="float" office:value="2005">
            <text:p>2005</text:p>
          </table:table-cell>
          <table:table-cell/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32,00 €</text:p>
          </table:table-cell>
        </table:table-row>
        <table:table-row table:style-name="ro1">
          <table:table-cell office:value-type="string">
            <text:p>book_006</text:p>
          </table:table-cell>
          <table:table-cell office:value-type="string">
            <text:p>Flash 5 et ActionScript</text:p>
          </table:table-cell>
          <table:table-cell/>
          <table:table-cell office:value-type="string">
            <text:p>programmation web</text:p>
          </table:table-cell>
          <table:table-cell office:value-type="string">
            <text:p>Français</text:p>
          </table:table-cell>
          <table:table-cell office:value-type="string">
            <text:p>Nicolas Sancy</text:p>
          </table:table-cell>
          <table:table-cell office:value-type="string">
            <text:p>Eyrolles</text:p>
          </table:table-cell>
          <table:table-cell office:value-type="float" office:value="2001">
            <text:p>2001</text:p>
          </table:table-cell>
          <table:table-cell/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3.5">
            <text:p>3,5</text:p>
          </table:table-cell>
          <table:table-cell office:value-type="string">
            <text:p>37,81 €</text:p>
          </table:table-cell>
        </table:table-row>
        <table:table-row table:style-name="ro1">
          <table:table-cell office:value-type="string">
            <text:p>book_007</text:p>
          </table:table-cell>
          <table:table-cell office:value-type="string">
            <text:p>Javascript</text:p>
          </table:table-cell>
          <table:table-cell office:value-type="string">
            <text:p>Le dictionnaire</text:p>
          </table:table-cell>
          <table:table-cell office:value-type="string">
            <text:p>programmation web</text:p>
          </table:table-cell>
          <table:table-cell office:value-type="string">
            <text:p>Français</text:p>
          </table:table-cell>
          <table:table-cell office:value-type="string">
            <text:p>Marcos Kreinacke - André Spallek - Christian Schlange</text:p>
          </table:table-cell>
          <table:table-cell office:value-type="string">
            <text:p>Micro Application</text:p>
          </table:table-cell>
          <table:table-cell office:value-type="float" office:value="2000">
            <text:p>2000</text:p>
          </table:table-cell>
          <table:table-cell/>
          <table:table-cell office:value-type="float" office:value="13.5">
            <text:p>13,5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table:style-name="ce1" office:value-type="currency" office:currency="EUR" office:value="19.11">
            <text:p>19,11 €</text:p>
          </table:table-cell>
        </table:table-row>
        <table:table-row table:style-name="ro1">
          <table:table-cell office:value-type="string">
            <text:p>book_008</text:p>
          </table:table-cell>
          <table:table-cell office:value-type="string">
            <text:p>PHP/MySQL avec Dreamweaver MX</text:p>
          </table:table-cell>
          <table:table-cell/>
          <table:table-cell office:value-type="string">
            <text:p>programmation web</text:p>
          </table:table-cell>
          <table:table-cell office:value-type="string">
            <text:p>Français</text:p>
          </table:table-cell>
          <table:table-cell office:value-type="string">
            <text:p>Jean-Marie Defrance</text:p>
          </table:table-cell>
          <table:table-cell office:value-type="string">
            <text:p>Eyrolles</text:p>
          </table:table-cell>
          <table:table-cell office:value-type="float" office:value="2004">
            <text:p>2004</text:p>
          </table:table-cell>
          <table:table-cell/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book_009</text:p>
          </table:table-cell>
          <table:table-cell office:value-type="string">
            <text:p>PHP 4 et MySQL en ligne</text:p>
          </table:table-cell>
          <table:table-cell office:value-type="string">
            <text:p>L'essentiel pour concevoir un site web dynamique</text:p>
          </table:table-cell>
          <table:table-cell office:value-type="string">
            <text:p>programmation web</text:p>
          </table:table-cell>
          <table:table-cell office:value-type="string">
            <text:p>Français</text:p>
          </table:table-cell>
          <table:table-cell office:value-type="string">
            <text:p>Cyril Nocton</text:p>
          </table:table-cell>
          <table:table-cell office:value-type="string">
            <text:p>Micro Application</text:p>
          </table:table-cell>
          <table:table-cell office:value-type="float" office:value="2001">
            <text:p>2001</text:p>
          </table:table-cell>
          <table:table-cell/>
          <table:table-cell office:value-type="float" office:value="19">
            <text:p>19</text:p>
          </table:table-cell>
          <table:table-cell office:value-type="float" office:value="12.5">
            <text:p>12,5</text:p>
          </table:table-cell>
          <table:table-cell office:value-type="float" office:value="2">
            <text:p>2</text:p>
          </table:table-cell>
          <table:table-cell office:value-type="string">
            <text:p>9,45 €</text:p>
          </table:table-cell>
        </table:table-row>
        <table:table-row table:style-name="ro1">
          <table:table-cell office:value-type="string">
            <text:p>book_010</text:p>
          </table:table-cell>
          <table:table-cell office:value-type="string">
            <text:p>Java!</text:p>
          </table:table-cell>
          <table:table-cell/>
          <table:table-cell office:value-type="string">
            <text:p>programmation Java</text:p>
          </table:table-cell>
          <table:table-cell office:value-type="string">
            <text:p>Anglais</text:p>
          </table:table-cell>
          <table:table-cell office:value-type="string">
            <text:p>Tim Ritchey</text:p>
          </table:table-cell>
          <table:table-cell office:value-type="string">
            <text:p>New Riders</text:p>
          </table:table-cell>
          <table:table-cell office:value-type="float" office:value="1995">
            <text:p>1995</text:p>
          </table:table-cell>
          <table:table-cell/>
          <table:table-cell office:value-type="float" office:value="23">
            <text:p>23</text:p>
          </table:table-cell>
          <table:table-cell office:value-type="float" office:value="18.5">
            <text:p>18,5</text:p>
          </table:table-cell>
          <table:table-cell office:value-type="float" office:value="2.5">
            <text:p>2,5</text:p>
          </table:table-cell>
          <table:table-cell table:style-name="ce1" office:value-type="currency" office:currency="EUR" office:value="43.24">
            <text:p>43,24 €</text:p>
          </table:table-cell>
        </table:table-row>
        <table:table-row table:style-name="ro1">
          <table:table-cell office:value-type="string">
            <text:p>book_011</text:p>
          </table:table-cell>
          <table:table-cell office:value-type="string">
            <text:p>Flash MX 2004 Advanced</text:p>
          </table:table-cell>
          <table:table-cell office:value-type="string">
            <text:p>Visual QuickPro Guide</text:p>
          </table:table-cell>
          <table:table-cell office:value-type="string">
            <text:p>programmation web</text:p>
          </table:table-cell>
          <table:table-cell office:value-type="string">
            <text:p>Anglais</text:p>
          </table:table-cell>
          <table:table-cell office:value-type="string">
            <text:p>Russel Chun – Joe Garraffo</text:p>
          </table:table-cell>
          <table:table-cell office:value-type="string">
            <text:p>Peachpit Press</text:p>
          </table:table-cell>
          <table:table-cell office:value-type="float" office:value="2004">
            <text:p>2004</text:p>
          </table:table-cell>
          <table:table-cell office:value-type="string">
            <text:p>CD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33,70 €</text:p>
          </table:table-cell>
        </table:table-row>
        <table:table-row table:style-name="ro1">
          <table:table-cell office:value-type="string">
            <text:p>book_012</text:p>
          </table:table-cell>
          <table:table-cell office:value-type="string">
            <text:p>3DStudio Max 2.5</text:p>
          </table:table-cell>
          <table:table-cell office:value-type="string">
            <text:p>De l'initiation à la maîtrise</text:p>
          </table:table-cell>
          <table:table-cell office:value-type="string">
            <text:p>graphisme 3D</text:p>
          </table:table-cell>
          <table:table-cell office:value-type="string">
            <text:p>Français</text:p>
          </table:table-cell>
          <table:table-cell office:value-type="string">
            <text:p>Bernard Jolivalt</text:p>
          </table:table-cell>
          <table:table-cell office:value-type="string">
            <text:p>Campus Press – MacMillan</text:p>
          </table:table-cell>
          <table:table-cell office:value-type="float" office:value="1999">
            <text:p>1999</text:p>
          </table:table-cell>
          <table:table-cell/>
          <table:table-cell office:value-type="float" office:value="18.5">
            <text:p>18,5</text:p>
          </table:table-cell>
          <table:table-cell office:value-type="float" office:value="11.5">
            <text:p>11,5</text:p>
          </table:table-cell>
          <table:table-cell office:value-type="float" office:value="2.5">
            <text:p>2,5</text:p>
          </table:table-cell>
          <table:table-cell table:style-name="ce1" office:value-type="currency" office:currency="EUR" office:value="9.45">
            <text:p>9,45 €</text:p>
          </table:table-cell>
        </table:table-row>
        <table:table-row table:style-name="ro1">
          <table:table-cell office:value-type="string">
            <text:p>book_013</text:p>
          </table:table-cell>
          <table:table-cell office:value-type="string">
            <text:p>Lingo</text:p>
          </table:table-cell>
          <table:table-cell office:value-type="string">
            <text:p>Démarrer et comprendre tout en pratique</text:p>
          </table:table-cell>
          <table:table-cell office:value-type="string">
            <text:p>programmation multimedia</text:p>
          </table:table-cell>
          <table:table-cell office:value-type="string">
            <text:p>Français</text:p>
          </table:table-cell>
          <table:table-cell office:value-type="string">
            <text:p>Tab Julius</text:p>
          </table:table-cell>
          <table:table-cell office:value-type="string">
            <text:p>MacMillan</text:p>
          </table:table-cell>
          <table:table-cell office:value-type="float" office:value="1997">
            <text:p>1997</text:p>
          </table:table-cell>
          <table:table-cell/>
          <table:table-cell office:value-type="float" office:value="18.5">
            <text:p>18,5</text:p>
          </table:table-cell>
          <table:table-cell office:value-type="float" office:value="14">
            <text:p>14</text:p>
          </table:table-cell>
          <table:table-cell office:value-type="float" office:value="2.5">
            <text:p>2,5</text:p>
          </table:table-cell>
          <table:table-cell table:style-name="ce1" office:value-type="currency" office:currency="EUR" office:value="15.09">
            <text:p>15,09 €</text:p>
          </table:table-cell>
        </table:table-row>
        <table:table-row table:style-name="ro1">
          <table:table-cell office:value-type="string">
            <text:p>book_014</text:p>
          </table:table-cell>
          <table:table-cell office:value-type="string">
            <text:p>WAP</text:p>
          </table:table-cell>
          <table:table-cell office:value-type="string">
            <text:p>ePocket Book</text:p>
          </table:table-cell>
          <table:table-cell office:value-type="string">
            <text:p>programmation web</text:p>
          </table:table-cell>
          <table:table-cell office:value-type="string">
            <text:p>Français</text:p>
          </table:table-cell>
          <table:table-cell office:value-type="string">
            <text:p>Christian Germain – Jean Marc Herellier – Philippe Mérigot</text:p>
          </table:table-cell>
          <table:table-cell office:value-type="string">
            <text:p>Campus Press</text:p>
          </table:table-cell>
          <table:table-cell office:value-type="float" office:value="2000">
            <text:p>2000</text:p>
          </table:table-cell>
          <table:table-cell/>
          <table:table-cell office:value-type="float" office:value="18.5">
            <text:p>18,5</text:p>
          </table:table-cell>
          <table:table-cell office:value-type="float" office:value="11.5">
            <text:p>11,5</text:p>
          </table:table-cell>
          <table:table-cell office:value-type="float" office:value="1.5">
            <text:p>1,5</text:p>
          </table:table-cell>
          <table:table-cell office:value-type="string">
            <text:p>8,99 €</text:p>
          </table:table-cell>
        </table:table-row>
        <table:table-row table:style-name="ro1">
          <table:table-cell office:value-type="string">
            <text:p>book_015</text:p>
          </table:table-cell>
          <table:table-cell office:value-type="string">
            <text:p>JavaScript 1.3</text:p>
          </table:table-cell>
          <table:table-cell office:value-type="string">
            <text:p>De l'initiation à la maîtrise</text:p>
          </table:table-cell>
          <table:table-cell office:value-type="string">
            <text:p>programmation web</text:p>
          </table:table-cell>
          <table:table-cell office:value-type="string">
            <text:p>Français</text:p>
          </table:table-cell>
          <table:table-cell office:value-type="string">
            <text:p>Michael Moncur</text:p>
          </table:table-cell>
          <table:table-cell office:value-type="string">
            <text:p>Campus Press – MacMillan</text:p>
          </table:table-cell>
          <table:table-cell office:value-type="float" office:value="1999">
            <text:p>1999</text:p>
          </table:table-cell>
          <table:table-cell/>
          <table:table-cell office:value-type="float" office:value="18.5">
            <text:p>18,5</text:p>
          </table:table-cell>
          <table:table-cell office:value-type="float" office:value="11.5">
            <text:p>11,5</text:p>
          </table:table-cell>
          <table:table-cell office:value-type="float" office:value="3">
            <text:p>3</text:p>
          </table:table-cell>
          <table:table-cell office:value-type="string">
            <text:p>9,91 €</text:p>
          </table:table-cell>
        </table:table-row>
        <table:table-row table:style-name="ro1">
          <table:table-cell office:value-type="string">
            <text:p>book_016</text:p>
          </table:table-cell>
          <table:table-cell office:value-type="string">
            <text:p>Unix</text:p>
          </table:table-cell>
          <table:table-cell office:value-type="string">
            <text:p>Le grand livre</text:p>
          </table:table-cell>
          <table:table-cell office:value-type="string">
            <text:p>systèmes et réseaux</text:p>
          </table:table-cell>
          <table:table-cell office:value-type="string">
            <text:p>Français</text:p>
          </table:table-cell>
          <table:table-cell office:value-type="string">
            <text:p>Michael Wielsch</text:p>
          </table:table-cell>
          <table:table-cell office:value-type="string">
            <text:p>Micro Application</text:p>
          </table:table-cell>
          <table:table-cell office:value-type="float" office:value="1995">
            <text:p>1995</text:p>
          </table:table-cell>
          <table:table-cell office:value-type="string">
            <text:p>CD</text:p>
          </table:table-cell>
          <table:table-cell office:value-type="float" office:value="24.5">
            <text:p>24,5</text:p>
          </table:table-cell>
          <table:table-cell office:value-type="float" office:value="17.5">
            <text:p>17,5</text:p>
          </table:table-cell>
          <table:table-cell office:value-type="float" office:value="5.5">
            <text:p>5,5</text:p>
          </table:table-cell>
          <table:table-cell table:style-name="ce1" office:value-type="currency" office:currency="EUR" office:value="44.97">
            <text:p>44,97 €</text:p>
          </table:table-cell>
        </table:table-row>
        <table:table-row table:style-name="ro1">
          <table:table-cell office:value-type="string">
            <text:p>book_017</text:p>
          </table:table-cell>
          <table:table-cell office:value-type="string">
            <text:p>3DStudio Max 2.5</text:p>
          </table:table-cell>
          <table:table-cell office:value-type="string">
            <text:p>Le MacMillan édition 1999</text:p>
          </table:table-cell>
          <table:table-cell office:value-type="string">
            <text:p>graphisme 3D</text:p>
          </table:table-cell>
          <table:table-cell office:value-type="string">
            <text:p>Français</text:p>
          </table:table-cell>
          <table:table-cell office:value-type="string">
            <text:p>Steven Elliott – Phillip Miller</text:p>
          </table:table-cell>
          <table:table-cell office:value-type="string">
            <text:p>Campus Press</text:p>
          </table:table-cell>
          <table:table-cell office:value-type="float" office:value="1999">
            <text:p>1999</text:p>
          </table:table-cell>
          <table:table-cell office:value-type="string">
            <text:p>CD</text:p>
          </table:table-cell>
          <table:table-cell office:value-type="float" office:value="24">
            <text:p>24</text:p>
          </table:table-cell>
          <table:table-cell office:value-type="float" office:value="19.5">
            <text:p>19,5</text:p>
          </table:table-cell>
          <table:table-cell office:value-type="float" office:value="6.5">
            <text:p>6,5</text:p>
          </table:table-cell>
          <table:table-cell table:style-name="ce1" office:value-type="currency" office:currency="EUR" office:value="45.59">
            <text:p>45,59 €</text:p>
          </table:table-cell>
        </table:table-row>
        <table:table-row table:style-name="ro1">
          <table:table-cell office:value-type="string">
            <text:p>book_018</text:p>
          </table:table-cell>
          <table:table-cell office:value-type="string">
            <text:p>XML étape par étape</text:p>
          </table:table-cell>
          <table:table-cell office:value-type="string">
            <text:p>Manuel de formation</text:p>
          </table:table-cell>
          <table:table-cell office:value-type="string">
            <text:p>programmation web</text:p>
          </table:table-cell>
          <table:table-cell office:value-type="string">
            <text:p>Français</text:p>
          </table:table-cell>
          <table:table-cell office:value-type="string">
            <text:p>Michael J. Young</text:p>
          </table:table-cell>
          <table:table-cell office:value-type="string">
            <text:p>Microsoft Press</text:p>
          </table:table-cell>
          <table:table-cell office:value-type="float" office:value="2001">
            <text:p>2001</text:p>
          </table:table-cell>
          <table:table-cell office:value-type="string">
            <text:p>CD</text:p>
          </table:table-cell>
          <table:table-cell office:value-type="float" office:value="23.5">
            <text:p>23,5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22,71 €</text:p>
          </table:table-cell>
        </table:table-row>
        <table:table-row table:style-name="ro1">
          <table:table-cell office:value-type="string">
            <text:p>book_019</text:p>
          </table:table-cell>
          <table:table-cell office:value-type="string">
            <text:p>PHP 4</text:p>
          </table:table-cell>
          <table:table-cell office:value-type="string">
            <text:p>Programmation</text:p>
          </table:table-cell>
          <table:table-cell office:value-type="string">
            <text:p>programmation web</text:p>
          </table:table-cell>
          <table:table-cell office:value-type="string">
            <text:p>Français</text:p>
          </table:table-cell>
          <table:table-cell office:value-type="string">
            <text:p>Leon Atkinson</text:p>
          </table:table-cell>
          <table:table-cell office:value-type="string">
            <text:p>Campus Press</text:p>
          </table:table-cell>
          <table:table-cell office:value-type="float" office:value="2000">
            <text:p>2000</text:p>
          </table:table-cell>
          <table:table-cell office:value-type="string">
            <text:p>CD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4.5">
            <text:p>4,5</text:p>
          </table:table-cell>
          <table:table-cell office:value-type="string">
            <text:p>34,91 €</text:p>
          </table:table-cell>
        </table:table-row>
        <table:table-row table:style-name="ro1">
          <table:table-cell office:value-type="string">
            <text:p>book_020</text:p>
          </table:table-cell>
          <table:table-cell office:value-type="string">
            <text:p>CGI/Perl et JavaScript</text:p>
          </table:table-cell>
          <table:table-cell office:value-type="string">
            <text:p>Création de pages HTML intéractives</text:p>
          </table:table-cell>
          <table:table-cell office:value-type="string">
            <text:p>programmation web</text:p>
          </table:table-cell>
          <table:table-cell office:value-type="string">
            <text:p>Français</text:p>
          </table:table-cell>
          <table:table-cell office:value-type="string">
            <text:p>Isaac Cohen</text:p>
          </table:table-cell>
          <table:table-cell office:value-type="string">
            <text:p>Eyrolles</text:p>
          </table:table-cell>
          <table:table-cell office:value-type="float" office:value="1996">
            <text:p>1996</text:p>
          </table:table-cell>
          <table:table-cell office:value-type="string">
            <text:p>disquette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book_021</text:p>
          </table:table-cell>
          <table:table-cell office:value-type="string">
            <text:p>WAP</text:p>
          </table:table-cell>
          <table:table-cell office:value-type="string">
            <text:p>Construire une application</text:p>
          </table:table-cell>
          <table:table-cell office:value-type="string">
            <text:p>programmation web</text:p>
          </table:table-cell>
          <table:table-cell office:value-type="string">
            <text:p>Français</text:p>
          </table:table-cell>
          <table:table-cell office:value-type="string">
            <text:p>Letourmy – Papiernik – Hélaïli – Martzel</text:p>
          </table:table-cell>
          <table:table-cell office:value-type="string">
            <text:p>Eyrolles</text:p>
          </table:table-cell>
          <table:table-cell office:value-type="float" office:value="2000">
            <text:p>2000</text:p>
          </table:table-cell>
          <table:table-cell/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36,06 €</text:p>
          </table:table-cell>
        </table:table-row>
        <table:table-row table:style-name="ro1">
          <table:table-cell office:value-type="string">
            <text:p>book_022</text:p>
          </table:table-cell>
          <table:table-cell office:value-type="string">
            <text:p>ArchiCad 5.0</text:p>
          </table:table-cell>
          <table:table-cell office:value-type="string">
            <text:p>Guide de référence</text:p>
          </table:table-cell>
          <table:table-cell office:value-type="string">
            <text:p>architecture</text:p>
          </table:table-cell>
          <table:table-cell office:value-type="string">
            <text:p>Français</text:p>
          </table:table-cell>
          <table:table-cell office:value-type="string">
            <text:p>Graphisoft</text:p>
          </table:table-cell>
          <table:table-cell office:value-type="string">
            <text:p>Antal Bayer</text:p>
          </table:table-cell>
          <table:table-cell office:value-type="float" office:value="1996">
            <text:p>1996</text:p>
          </table:table-cell>
          <table:table-cell/>
          <table:table-cell office:value-type="float" office:value="22.5">
            <text:p>22,5</text:p>
          </table:table-cell>
          <table:table-cell office:value-type="float" office:value="18.5">
            <text:p>18,5</text:p>
          </table:table-cell>
          <table:table-cell office:value-type="float" office:value="2">
            <text:p>2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book_023</text:p>
          </table:table-cell>
          <table:table-cell office:value-type="string">
            <text:p>Director 6</text:p>
          </table:table-cell>
          <table:table-cell office:value-type="string">
            <text:p>Le guide pratique des professionnels du multimédia</text:p>
          </table:table-cell>
          <table:table-cell office:value-type="string">
            <text:p>programmation multimedia</text:p>
          </table:table-cell>
          <table:table-cell office:value-type="string">
            <text:p>Français</text:p>
          </table:table-cell>
          <table:table-cell office:value-type="string">
            <text:p>Gary Ronsenzweig</text:p>
          </table:table-cell>
          <table:table-cell office:value-type="string">
            <text:p>Vuibert</text:p>
          </table:table-cell>
          <table:table-cell office:value-type="float" office:value="1998">
            <text:p>1998</text:p>
          </table:table-cell>
          <table:table-cell/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2.5">
            <text:p>2,5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book_024</text:p>
          </table:table-cell>
          <table:table-cell office:value-type="string">
            <text:p>Javascript</text:p>
          </table:table-cell>
          <table:table-cell office:value-type="string">
            <text:p>Programmation</text:p>
          </table:table-cell>
          <table:table-cell office:value-type="string">
            <text:p>programmation web</text:p>
          </table:table-cell>
          <table:table-cell office:value-type="string">
            <text:p>Français</text:p>
          </table:table-cell>
          <table:table-cell office:value-type="string">
            <text:p>Cyrille Lecomte – Thomas Leduc</text:p>
          </table:table-cell>
          <table:table-cell office:value-type="string">
            <text:p>Eyrolles</text:p>
          </table:table-cell>
          <table:table-cell office:value-type="float" office:value="1996">
            <text:p>1996</text:p>
          </table:table-cell>
          <table:table-cell office:value-type="string">
            <text:p>CD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book_025</text:p>
          </table:table-cell>
          <table:table-cell office:value-type="string">
            <text:p>SQL Server 7.0</text:p>
          </table:table-cell>
          <table:table-cell office:value-type="string">
            <text:p>Kit de formation</text:p>
          </table:table-cell>
          <table:table-cell office:value-type="string">
            <text:p>systèmes et réseaux</text:p>
          </table:table-cell>
          <table:table-cell office:value-type="string">
            <text:p>Français</text:p>
          </table:table-cell>
          <table:table-cell office:value-type="string">
            <text:p>?</text:p>
          </table:table-cell>
          <table:table-cell office:value-type="string">
            <text:p>Microsoft Press</text:p>
          </table:table-cell>
          <table:table-cell office:value-type="float" office:value="1999">
            <text:p>1999</text:p>
          </table:table-cell>
          <table:table-cell office:value-type="string">
            <text:p>CD</text:p>
          </table:table-cell>
          <table:table-cell office:value-type="float" office:value="23.5">
            <text:p>23,5</text:p>
          </table:table-cell>
          <table:table-cell office:value-type="float" office:value="18.5">
            <text:p>18,5</text:p>
          </table:table-cell>
          <table:table-cell office:value-type="float" office:value="5">
            <text:p>5</text:p>
          </table:table-cell>
          <table:table-cell office:value-type="string">
            <text:p>45,58 €</text:p>
          </table:table-cell>
        </table:table-row>
        <table:table-row table:style-name="ro1">
          <table:table-cell office:value-type="string">
            <text:p>book_026</text:p>
          </table:table-cell>
          <table:table-cell office:value-type="string">
            <text:p>Find</text:p>
          </table:table-cell>
          <table:table-cell office:value-type="string">
            <text:p>catalogue</text:p>
          </table:table-cell>
          <table:table-cell office:value-type="string">
            <text:p>graphisme</text:p>
          </table:table-cell>
          <table:table-cell office:value-type="string">
            <text:p>Français</text:p>
          </table:table-cell>
          <table:table-cell office:value-type="string">
            <text:p>?</text:p>
          </table:table-cell>
          <table:table-cell office:value-type="string">
            <text:p>PhotoDisc</text:p>
          </table:table-cell>
          <table:table-cell office:value-type="float" office:value="2001">
            <text:p>2001</text:p>
          </table:table-cell>
          <table:table-cell office:value-type="string">
            <text:p>CD</text:p>
          </table:table-cell>
          <table:table-cell office:value-type="float" office:value="23">
            <text:p>23</text:p>
          </table:table-cell>
          <table:table-cell office:value-type="float" office:value="16.5">
            <text:p>16,5</text:p>
          </table:table-cell>
          <table:table-cell office:value-type="float" office:value="2">
            <text:p>2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book_027</text:p>
          </table:table-cell>
          <table:table-cell office:value-type="string">
            <text:p>Accelerator</text:p>
          </table:table-cell>
          <table:table-cell office:value-type="string">
            <text:p>catalogue</text:p>
          </table:table-cell>
          <table:table-cell office:value-type="string">
            <text:p>graphisme</text:p>
          </table:table-cell>
          <table:table-cell office:value-type="string">
            <text:p>Français</text:p>
          </table:table-cell>
          <table:table-cell office:value-type="string">
            <text:p>?</text:p>
          </table:table-cell>
          <table:table-cell office:value-type="string">
            <text:p>PhotoDisc</text:p>
          </table:table-cell>
          <table:table-cell office:value-type="float" office:value="2001">
            <text:p>2001</text:p>
          </table:table-cell>
          <table:table-cell office:value-type="string">
            <text:p>CD</text:p>
          </table:table-cell>
          <table:table-cell office:value-type="float" office:value="23">
            <text:p>23</text:p>
          </table:table-cell>
          <table:table-cell office:value-type="float" office:value="16.5">
            <text:p>16,5</text:p>
          </table:table-cell>
          <table:table-cell office:value-type="float" office:value="2">
            <text:p>2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book_028</text:p>
          </table:table-cell>
          <table:table-cell office:value-type="string">
            <text:p>Juxtapose</text:p>
          </table:table-cell>
          <table:table-cell office:value-type="string">
            <text:p>catalogue</text:p>
          </table:table-cell>
          <table:table-cell office:value-type="string">
            <text:p>graphisme</text:p>
          </table:table-cell>
          <table:table-cell office:value-type="string">
            <text:p>Français</text:p>
          </table:table-cell>
          <table:table-cell office:value-type="string">
            <text:p>?</text:p>
          </table:table-cell>
          <table:table-cell office:value-type="string">
            <text:p>PhotoDisc</text:p>
          </table:table-cell>
          <table:table-cell office:value-type="float" office:value="2001">
            <text:p>2001</text:p>
          </table:table-cell>
          <table:table-cell office:value-type="string">
            <text:p>CD</text:p>
          </table:table-cell>
          <table:table-cell office:value-type="float" office:value="23">
            <text:p>23</text:p>
          </table:table-cell>
          <table:table-cell office:value-type="float" office:value="16.5">
            <text:p>16,5</text:p>
          </table:table-cell>
          <table:table-cell office:value-type="float" office:value="2">
            <text:p>2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book_029</text:p>
          </table:table-cell>
          <table:table-cell office:value-type="string">
            <text:p>Momentum</text:p>
          </table:table-cell>
          <table:table-cell office:value-type="string">
            <text:p>catalogue</text:p>
          </table:table-cell>
          <table:table-cell office:value-type="string">
            <text:p>graphisme</text:p>
          </table:table-cell>
          <table:table-cell office:value-type="string">
            <text:p>Français</text:p>
          </table:table-cell>
          <table:table-cell office:value-type="string">
            <text:p>?</text:p>
          </table:table-cell>
          <table:table-cell office:value-type="string">
            <text:p>PhotoDisc</text:p>
          </table:table-cell>
          <table:table-cell office:value-type="float" office:value="2001">
            <text:p>2001</text:p>
          </table:table-cell>
          <table:table-cell office:value-type="string">
            <text:p>CD</text:p>
          </table:table-cell>
          <table:table-cell office:value-type="float" office:value="23">
            <text:p>23</text:p>
          </table:table-cell>
          <table:table-cell office:value-type="float" office:value="16.5">
            <text:p>16,5</text:p>
          </table:table-cell>
          <table:table-cell office:value-type="float" office:value="2">
            <text:p>2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book_030</text:p>
          </table:table-cell>
          <table:table-cell office:value-type="string">
            <text:p>Partenaire Web n°2</text:p>
          </table:table-cell>
          <table:table-cell office:value-type="string">
            <text:p>catalogue</text:p>
          </table:table-cell>
          <table:table-cell office:value-type="string">
            <text:p>graphisme</text:p>
          </table:table-cell>
          <table:table-cell office:value-type="string">
            <text:p>Français</text:p>
          </table:table-cell>
          <table:table-cell office:value-type="string">
            <text:p>?</text:p>
          </table:table-cell>
          <table:table-cell office:value-type="string">
            <text:p>Getty Images</text:p>
          </table:table-cell>
          <table:table-cell office:value-type="float" office:value="2002">
            <text:p>2002</text:p>
          </table:table-cell>
          <table:table-cell/>
          <table:table-cell office:value-type="float" office:value="28">
            <text:p>28</text:p>
          </table:table-cell>
          <table:table-cell office:value-type="float" office:value="18.5">
            <text:p>18,5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string">
            <text:p>book_031</text:p>
          </table:table-cell>
          <table:table-cell office:value-type="string">
            <text:p>PhotoIndex #3</text:p>
          </table:table-cell>
          <table:table-cell office:value-type="string">
            <text:p>catalogue</text:p>
          </table:table-cell>
          <table:table-cell office:value-type="string">
            <text:p>graphisme</text:p>
          </table:table-cell>
          <table:table-cell office:value-type="string">
            <text:p>Français</text:p>
          </table:table-cell>
          <table:table-cell office:value-type="string">
            <text:p>?</text:p>
          </table:table-cell>
          <table:table-cell office:value-type="string">
            <text:p>FontShop</text:p>
          </table:table-cell>
          <table:table-cell office:value-type="float" office:value="1999">
            <text:p>1999</text:p>
          </table:table-cell>
          <table:table-cell/>
          <table:table-cell office:value-type="float" office:value="29.5">
            <text:p>29,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1" office:value-type="currency" office:currency="EUR" office:value="3.81">
            <text:p>3,81 €</text:p>
          </table:table-cell>
        </table:table-row>
        <table:table-row table:style-name="ro1">
          <table:table-cell office:value-type="string">
            <text:p>book_032</text:p>
          </table:table-cell>
          <table:table-cell office:value-type="string">
            <text:p>Partenaire Web n°1</text:p>
          </table:table-cell>
          <table:table-cell office:value-type="string">
            <text:p>catalogue</text:p>
          </table:table-cell>
          <table:table-cell office:value-type="string">
            <text:p>graphisme</text:p>
          </table:table-cell>
          <table:table-cell office:value-type="string">
            <text:p>Français</text:p>
          </table:table-cell>
          <table:table-cell office:value-type="string">
            <text:p>?</text:p>
          </table:table-cell>
          <table:table-cell office:value-type="string">
            <text:p>Getty Images</text:p>
          </table:table-cell>
          <table:table-cell office:value-type="float" office:value="2002">
            <text:p>2002</text:p>
          </table:table-cell>
          <table:table-cell/>
          <table:table-cell office:value-type="float" office:value="28">
            <text:p>28</text:p>
          </table:table-cell>
          <table:table-cell office:value-type="float" office:value="18.5">
            <text:p>18,5</text:p>
          </table:table-cell>
          <table:table-cell office:value-type="float" office:value="0.5">
            <text:p>0,5</text:p>
          </table:table-cell>
          <table:table-cell office:value-type="string">
            <text:p>5,00 €</text:p>
          </table:table-cell>
        </table:table-row>
        <table:table-row table:style-name="ro1">
          <table:table-cell office:value-type="string">
            <text:p>book_033</text:p>
          </table:table-cell>
          <table:table-cell office:value-type="string">
            <text:p>Photodisc</text:p>
          </table:table-cell>
          <table:table-cell office:value-type="string">
            <text:p>catalogue</text:p>
          </table:table-cell>
          <table:table-cell office:value-type="string">
            <text:p>graphisme</text:p>
          </table:table-cell>
          <table:table-cell office:value-type="string">
            <text:p>Français</text:p>
          </table:table-cell>
          <table:table-cell office:value-type="string">
            <text:p>?</text:p>
          </table:table-cell>
          <table:table-cell office:value-type="string">
            <text:p>Getty Images</text:p>
          </table:table-cell>
          <table:table-cell office:value-type="string">
            <text:p>?</text:p>
          </table:table-cell>
          <table:table-cell/>
          <table:table-cell office:value-type="float" office:value="28">
            <text:p>28</text:p>
          </table:table-cell>
          <table:table-cell office:value-type="float" office:value="18.5">
            <text:p>18,5</text:p>
          </table:table-cell>
          <table:table-cell office:value-type="float" office:value="0.5">
            <text:p>0,5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book_034</text:p>
          </table:table-cell>
          <table:table-cell office:value-type="string">
            <text:p>Fusion</text:p>
          </table:table-cell>
          <table:table-cell office:value-type="string">
            <text:p>catalogue</text:p>
          </table:table-cell>
          <table:table-cell office:value-type="string">
            <text:p>graphisme</text:p>
          </table:table-cell>
          <table:table-cell office:value-type="string">
            <text:p>Français</text:p>
          </table:table-cell>
          <table:table-cell office:value-type="string">
            <text:p>?</text:p>
          </table:table-cell>
          <table:table-cell office:value-type="string">
            <text:p>FontShop</text:p>
          </table:table-cell>
          <table:table-cell office:value-type="string">
            <text:p>?</text:p>
          </table:table-cell>
          <table:table-cell/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book_035</text:p>
          </table:table-cell>
          <table:table-cell office:value-type="string">
            <text:p>Vie</text:p>
          </table:table-cell>
          <table:table-cell office:value-type="string">
            <text:p>catalogue</text:p>
          </table:table-cell>
          <table:table-cell office:value-type="string">
            <text:p>graphisme</text:p>
          </table:table-cell>
          <table:table-cell office:value-type="string">
            <text:p>Français</text:p>
          </table:table-cell>
          <table:table-cell office:value-type="string">
            <text:p>?</text:p>
          </table:table-cell>
          <table:table-cell office:value-type="string">
            <text:p>Getty Images</text:p>
          </table:table-cell>
          <table:table-cell office:value-type="string">
            <text:p>?</text:p>
          </table:table-cell>
          <table:table-cell office:value-type="string">
            <text:p>CD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book_036</text:p>
          </table:table-cell>
          <table:table-cell office:value-type="string">
            <text:p>Section</text:p>
          </table:table-cell>
          <table:table-cell office:value-type="string">
            <text:p>catalogue</text:p>
          </table:table-cell>
          <table:table-cell office:value-type="string">
            <text:p>graphisme</text:p>
          </table:table-cell>
          <table:table-cell office:value-type="string">
            <text:p>Français</text:p>
          </table:table-cell>
          <table:table-cell office:value-type="string">
            <text:p>?</text:p>
          </table:table-cell>
          <table:table-cell office:value-type="string">
            <text:p>PhotoDisc</text:p>
          </table:table-cell>
          <table:table-cell office:value-type="string">
            <text:p>?</text:p>
          </table:table-cell>
          <table:table-cell office:value-type="string">
            <text:p>CD</text:p>
          </table:table-cell>
          <table:table-cell office:value-type="float" office:value="28">
            <text:p>28</text:p>
          </table:table-cell>
          <table:table-cell office:value-type="float" office:value="21.5">
            <text:p>21,5</text:p>
          </table:table-cell>
          <table:table-cell office:value-type="float" office:value="1.5">
            <text:p>1,5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book_037</text:p>
          </table:table-cell>
          <table:table-cell office:value-type="string">
            <text:p>Photodisc</text:p>
          </table:table-cell>
          <table:table-cell office:value-type="string">
            <text:p>catalogue</text:p>
          </table:table-cell>
          <table:table-cell office:value-type="string">
            <text:p>graphisme</text:p>
          </table:table-cell>
          <table:table-cell office:value-type="string">
            <text:p>Français</text:p>
          </table:table-cell>
          <table:table-cell office:value-type="string">
            <text:p>?</text:p>
          </table:table-cell>
          <table:table-cell office:value-type="string">
            <text:p>PhotoDisc</text:p>
          </table:table-cell>
          <table:table-cell office:value-type="string">
            <text:p>?</text:p>
          </table:table-cell>
          <table:table-cell office:value-type="string">
            <text:p>CD</text:p>
          </table:table-cell>
          <table:table-cell office:value-type="float" office:value="28">
            <text:p>28</text:p>
          </table:table-cell>
          <table:table-cell office:value-type="float" office:value="21.5">
            <text:p>21,5</text:p>
          </table:table-cell>
          <table:table-cell office:value-type="float" office:value="2">
            <text:p>2</text:p>
          </table:table-cell>
          <table:table-cell office:value-type="string">
            <text:p>?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8">18/01/2015</text:date>, <text:time>01:5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8T01:58:44.39</dc:date>
    <dc:creator>Pierre-Philippe Falconetti</dc:creator>
    <meta:generator>OpenOffice/4.1.1$Win32 OpenOffice.org_project/411m6$Build-9775</meta:generator>
    <meta:editing-duration>PT1H23M36S</meta:editing-duration>
    <meta:editing-cycles>2</meta:editing-cycles>
    <meta:document-statistic meta:table-count="1" meta:cell-count="467" meta:object-count="0"/>
  </office:meta>
</office:document-meta>
</file>